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b1" officeooo:paragraph-rsid="000841c5"/>
    </style:style>
    <style:style style:name="P2" style:family="paragraph" style:parent-style-name="Standard">
      <style:text-properties officeooo:rsid="00076e90" officeooo:paragraph-rsid="00076e90"/>
    </style:style>
    <style:style style:name="P3" style:family="paragraph" style:parent-style-name="Standard">
      <style:text-properties officeooo:rsid="000841c5" officeooo:paragraph-rsid="000841c5"/>
    </style:style>
    <style:style style:name="P4" style:family="paragraph" style:parent-style-name="Standard">
      <style:text-properties officeooo:rsid="0009bbe4" officeooo:paragraph-rsid="0009bbe4"/>
    </style:style>
    <style:style style:name="P5" style:family="paragraph" style:parent-style-name="Standard">
      <style:text-properties officeooo:rsid="000aab32" officeooo:paragraph-rsid="000aab32"/>
    </style:style>
    <style:style style:name="P6" style:family="paragraph" style:parent-style-name="Standard">
      <style:text-properties officeooo:rsid="000b0c8c" officeooo:paragraph-rsid="000b0c8c"/>
    </style:style>
    <style:style style:name="P7" style:family="paragraph" style:parent-style-name="Standard">
      <style:text-properties officeooo:rsid="000b8328" officeooo:paragraph-rsid="000b8328"/>
    </style:style>
    <style:style style:name="P8" style:family="paragraph" style:parent-style-name="Standard">
      <style:text-properties officeooo:rsid="000bb857" officeooo:paragraph-rsid="000bb857"/>
    </style:style>
    <style:style style:name="P9" style:family="paragraph" style:parent-style-name="Standard">
      <style:text-properties officeooo:rsid="000c9306" officeooo:paragraph-rsid="000c9306"/>
    </style:style>
    <style:style style:name="P10" style:family="paragraph" style:parent-style-name="Standard">
      <style:text-properties officeooo:rsid="000cbcc0" officeooo:paragraph-rsid="000cbcc0"/>
    </style:style>
    <style:style style:name="P11" style:family="paragraph" style:parent-style-name="Standard">
      <style:text-properties officeooo:rsid="000d561f" officeooo:paragraph-rsid="000d561f"/>
    </style:style>
    <style:style style:name="P12" style:family="paragraph" style:parent-style-name="Standard">
      <style:text-properties officeooo:rsid="000dcc65" officeooo:paragraph-rsid="000dcc65"/>
    </style:style>
    <style:style style:name="P13" style:family="paragraph" style:parent-style-name="Standard">
      <style:text-properties officeooo:rsid="000f5e25" officeooo:paragraph-rsid="000f5e25"/>
    </style:style>
    <style:style style:name="P14" style:family="paragraph" style:parent-style-name="Standard">
      <style:text-properties officeooo:rsid="00106988" officeooo:paragraph-rsid="00106988"/>
    </style:style>
    <style:style style:name="P15" style:family="paragraph" style:parent-style-name="Standard">
      <style:text-properties officeooo:rsid="00106e53" officeooo:paragraph-rsid="00106e53"/>
    </style:style>
    <style:style style:name="P16" style:family="paragraph" style:parent-style-name="Standard">
      <style:text-properties officeooo:rsid="0010bf49" officeooo:paragraph-rsid="0010bf49"/>
    </style:style>
    <style:style style:name="P17" style:family="paragraph" style:parent-style-name="Standard">
      <style:text-properties officeooo:rsid="00111473" officeooo:paragraph-rsid="00111473"/>
    </style:style>
    <style:style style:name="P18" style:family="paragraph" style:parent-style-name="Standard">
      <style:text-properties officeooo:rsid="0012b3b6" officeooo:paragraph-rsid="0012b3b6"/>
    </style:style>
    <style:style style:name="P19" style:family="paragraph" style:parent-style-name="Standard">
      <style:text-properties officeooo:rsid="0012fa59" officeooo:paragraph-rsid="0012fa59"/>
    </style:style>
    <style:style style:name="P20" style:family="paragraph" style:parent-style-name="Standard">
      <style:text-properties officeooo:rsid="00140aa1" officeooo:paragraph-rsid="00140aa1"/>
    </style:style>
    <style:style style:name="P21" style:family="paragraph" style:parent-style-name="Standard">
      <style:text-properties officeooo:rsid="00140aa1" officeooo:paragraph-rsid="0016c42b"/>
    </style:style>
    <style:style style:name="P22" style:family="paragraph" style:parent-style-name="Standard">
      <style:text-properties officeooo:rsid="0015883d" officeooo:paragraph-rsid="0015883d"/>
    </style:style>
    <style:style style:name="P23" style:family="paragraph" style:parent-style-name="Standard">
      <style:text-properties officeooo:rsid="0016c42b" officeooo:paragraph-rsid="0016c42b"/>
    </style:style>
    <style:style style:name="P24" style:family="paragraph" style:parent-style-name="Standard">
      <style:text-properties officeooo:rsid="0018367d" officeooo:paragraph-rsid="0018367d"/>
    </style:style>
    <style:style style:name="P25" style:family="paragraph" style:parent-style-name="Standard">
      <style:text-properties officeooo:rsid="0018b6d5" officeooo:paragraph-rsid="0018b6d5"/>
    </style:style>
    <style:style style:name="P26" style:family="paragraph" style:parent-style-name="Standard">
      <style:text-properties officeooo:rsid="001a03ae" officeooo:paragraph-rsid="001a03ae"/>
    </style:style>
    <style:style style:name="P27" style:family="paragraph" style:parent-style-name="Standard">
      <style:text-properties officeooo:rsid="001a67f5" officeooo:paragraph-rsid="001a67f5"/>
    </style:style>
    <style:style style:name="P28" style:family="paragraph" style:parent-style-name="Standard">
      <style:text-properties officeooo:rsid="001bdb44" officeooo:paragraph-rsid="001bdb44"/>
    </style:style>
    <style:style style:name="P29" style:family="paragraph" style:parent-style-name="Standard">
      <style:text-properties officeooo:rsid="001bdb44" officeooo:paragraph-rsid="001bdb44"/>
    </style:style>
    <style:style style:name="P30" style:family="paragraph" style:parent-style-name="Standard">
      <style:text-properties officeooo:rsid="001d33c6" officeooo:paragraph-rsid="001d33c6"/>
    </style:style>
    <style:style style:name="P31" style:family="paragraph" style:parent-style-name="Standard">
      <style:text-properties officeooo:rsid="001e2956" officeooo:paragraph-rsid="001e2956"/>
    </style:style>
    <style:style style:name="P32" style:family="paragraph" style:parent-style-name="Standard">
      <style:text-properties officeooo:rsid="001f9754" officeooo:paragraph-rsid="001f9754"/>
    </style:style>
    <style:style style:name="P33" style:family="paragraph" style:parent-style-name="Standard">
      <style:text-properties officeooo:rsid="00206409" officeooo:paragraph-rsid="00206409"/>
    </style:style>
    <style:style style:name="T1" style:family="text">
      <style:text-properties officeooo:rsid="000841c5"/>
    </style:style>
    <style:style style:name="T2" style:family="text">
      <style:text-properties officeooo:rsid="000aab32"/>
    </style:style>
    <style:style style:name="T3" style:family="text">
      <style:text-properties officeooo:rsid="000b8328"/>
    </style:style>
    <style:style style:name="T4" style:family="text">
      <style:text-properties officeooo:rsid="000c9306"/>
    </style:style>
    <style:style style:name="T5" style:family="text">
      <style:text-properties officeooo:rsid="000cbcc0"/>
    </style:style>
    <style:style style:name="T6" style:family="text">
      <style:text-properties officeooo:rsid="000dcc65"/>
    </style:style>
    <style:style style:name="T7" style:family="text">
      <style:text-properties officeooo:rsid="000f5e25"/>
    </style:style>
    <style:style style:name="T8" style:family="text">
      <style:text-properties officeooo:rsid="001159cc"/>
    </style:style>
    <style:style style:name="T9" style:family="text">
      <style:text-properties officeooo:rsid="0015883d"/>
    </style:style>
    <style:style style:name="T10" style:family="text">
      <style:text-properties officeooo:rsid="0016c42b"/>
    </style:style>
    <style:style style:name="T11" style:family="text">
      <style:text-properties officeooo:rsid="0018367d"/>
    </style:style>
    <style:style style:name="T12" style:family="text">
      <style:text-properties officeooo:rsid="0018b6d5"/>
    </style:style>
    <style:style style:name="T13" style:family="text">
      <style:text-properties officeooo:rsid="001a67f5"/>
    </style:style>
    <style:style style:name="T14" style:family="text">
      <style:text-properties officeooo:rsid="001d33c6"/>
    </style:style>
    <style:style style:name="T15" style:family="text">
      <style:text-properties officeooo:rsid="001f97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онечно же, фиаско в столь важных областях — физика и живопись — меня морально сплющило.</text:p>
      <text:p text:style-name="P3">Чтоб заглушить чувство неполноценности, а короче — с горя, я приобрёл пачку сигарет с фильтром, «Орбита» за тридцать копеек.</text:p>
      <text:p text:style-name="P3">Однако, орбитальное испытание было отложено до возвращения в Конотоп, да и там минуло дня два, пока я улучил момент уединиться с этой пачкой в огородном туалете.</text:p>
      <text:p text:style-name="P3">Затяжка. Две. Кашель. Зеленовато-прозрачные бублики плывут перед глазами. Тошнота.</text:p>
      <text:p text:style-name="P3">Всё как описывал Марк Твен. </text:p>
      <text:p text:style-name="P3">Надо верить классикам — не пришлось бы выбрасывать в сортирную дыру почти непочатую пачку «Орбиты» за тридцать копеек.</text:p>
      <text:p text:style-name="P1"/>
      <text:p text:style-name="P1">Напротив привокзальной площади, по ту сторону трамвайных путей и асфальта дороги, раскинулся парк имени Луначарского — аллеи высоких деревьев, куртины стриженных кустов.</text:p>
      <text:p text:style-name="P2">У входа, лицом к Вокзалу, <text:span text:style-name="T1">высокий серый пьедестал с белым памятником Ленина.</text:span></text:p>
      <text:p text:style-name="P3">Стоит в полный рост, схватив себя за лацкан пиджака, правая рука опущена во всю длину и чуть отведена назад. Поэтичная статуя.</text:p>
      <text:p text:style-name="P4">Позади памятника, опять-таки в окружении деревьев, трёхэтажная махина ДК Луначарского. В просторечии — Лунатик.</text:p>
      <text:p text:style-name="P4">Не комиссар просвещения, конечно, а дом культуры.</text:p>
      <text:p text:style-name="P4">Никаких архитектурных излишеств — ровные стены, квадратные окна, прямоугольный вход.</text:p>
      <text:p text:style-name="P4">Лунатик имеет и четвёртый этаж, уходящий вглубь земли — кинозал.</text:p>
      <text:p text:style-name="P4">Но поскольку показ фильмов в ДК опережал показ тех же самых фильмов всего на одну неделю, да ещё и платить надо — он не входил в сферу наших интересов.</text:p>
      <text:p text:style-name="P4">Ажиотаж вокруг ДК разгорался во втором полугодии учебного года, когда там проводился сезон игр КВН между школами.</text:p>
      <text:p text:style-name="P4">Вот когда всем хотелось попасть в зал на втором этаже с гладким паркетным полом и тесными рядами кресел.</text:p>
      <text:p text:style-name="P4">Билеты на КВН не продавались. Их приходилось выпрашивать у пионервожатого школы, <text:span text:style-name="T2">Володи Гуревича, а он отвечал, что билеты распределяет горком комсомола, сколько ему дали для комсомольского актива школы, столько и привёз.</text:span></text:p>
      <text:p text:style-name="P5">Места на билетах не значились, так что надо приходить заранее, чтобы занять кресло и не стоять всё игру в проходах и не насеститься на длинных мраморных подоконниках окон в конце зала, за которыми уже темным-темно и холодно — зима всё-таки.</text:p>
      <text:p text:style-name="P5">Зимой уроки физкультуры проводились на улице.</text:p>
      <text:p text:style-name="P5">Учительница Любовь Ивановна отпирала «кандейку» рядом с дверью в пионерскую комнату и библиотеку в одноэтажном здании мастерской.</text:p>
      <text:p text:style-name="P5">Ученики хватали каждый себе по паре лыж и палок, опёртых на глухие стены «кандейки» и шли на Богдана Хмельницкого — бегать на время под тополями вдоль трамвайной линии.</text:p>
      <text:p text:style-name="P5">Креплениями лыж служили ремешки из сыромятной кожи, с пряжками. Любовь Ивановна смотрела на свой большой круглый секундомер и объявляла кто на какую прибежал оценку.</text:p>
      <text:p text:style-name="P5">Рядом с ней стояли пара девочек, которые в этот день, почему-то, бегать не могли и держали классный журнал.</text:p>
      <text:p text:style-name="P5">Интересное получается равноправие: девочки могут не бегать и — ничего; а ребята, хочешь ты, или нет — беги!</text:p>
      <text:p text:style-name="P6">Крепления из ремешков слишком жёсткие и неудобные. То ли дело те, что когда-то сделал на мои лыжи отец из толстой круглой резины.</text:p>
      <text:p text:style-name="P6">Но на уроки я свои лыжи не приносил — они для внешкольного пользования.</text:p>
      <text:p text:style-name="P6"/>
      <text:p text:style-name="P6">В тот день после обеда мы втроём пошли кататься с горки на краю Подлипного, по ту сторону Рощи.</text:p>
      <text:p text:style-name="P6">Довольно крутая горка, но мы скатились всего пару раз, а потом из села пришли двое <text:soft-page-break/>здоровых хлопцев и стали требовать, чтоб мы дали им свои лыжи.</text:p>
      <text:p text:style-name="P6">Один даже хотел ударить Кубу, но тот увернулся и погнал вниз. Мы с Чепой тоже, но не в самом крутом месте: упадёшь — отберут лыжи, а наискосок.</text:p>
      <text:p text:style-name="P6">Те двое побежали за нами и на въезде в Рощу передний наступил на конец моей лыжи. Я упал.</text:p>
      <text:p text:style-name="P6">Поднявшись я увидел, что Чепа уже снял свои лыжи и, вскинув их на плечо рабочей фуфайки, улепётывает, петляя между чёрных стволов зимней Рощи.</text:p>
      <text:p text:style-name="P6">Эту картину заслонила голова в чёрной кроличьей шапке с отпущенными ушами. Мех козырька сползал ему на самые глаза и видна была лишь ухмылка толстой нижней губы.</text:p>
      <text:p text:style-name="P6">Это зрелище тоже исчезло от удара в лицо. Я упал под дерево.</text:p>
      <text:p text:style-name="P6">- Чё не понял? Снимай лыжи.</text:p>
      <text:p text:style-name="P6">Тут подбежал второй, то ли менее выпивший, то ли более впечатлительный — снег вокруг был здорово забрызган крупными каплями крови, что продолжала течь у меня из носу.</text:p>
      <text:p text:style-name="P6">Они сказали мне уматывать и сами ушли.</text:p>
      <text:p text:style-name="P6">Я побрёл на лыжах через Рощу, затыкая нос комьями снега; один промокнет — скатываю другой.</text:p>
      <text:p text:style-name="P6">В улочке возле школы меня встретил Куба. Он заглянул мне в лицо и сказал, что надо умыться под краном, и что Володя Гуревич ждёт нас в десятом классе, хочет о чём-то поговорить.</text:p>
      <text:p text:style-name="P6">Я снял лыжи во дворе и поднялся на крыльцо пустой школы. <text:span text:style-name="T3">Кровь уже не шла.</text:span></text:p>
      <text:p text:style-name="P7">К пяти часам уборщицы уже уходили, оставался лишь сторож; ну, иногда пионеры какого-нибудь класса готовили монтаж под баян пионервожатого.</text:p>
      <text:p text:style-name="P7">В зеркале над раковиной я увидел, что это не моё лицо — нос стал в два раза толще, а под ним усы нарисованные бурым гримом. Подбородок тоже испачкан.</text:p>
      <text:p text:style-name="P7">Я умылся и, когда Куба сказал, что лучше всё равно не будет, вытерся платком. В носу тупо гýпало.</text:p>
      <text:p text:style-name="P7">В десятом классе, оказался один лишь Володя Гуревич. Деликатно отводя взгляд, чтоб не задеть мой нос, он произнёс речь, что это позор — наша школа который год проигрывает КВН на первой же игре.</text:p>
      <text:p text:style-name="P7">Всё потому, что слишком полагаемся на выпускные классы. Надо ломать эту порочную практику. Нужны новые силы. Так сказать, новая кровь.</text:p>
      <text:p text:style-name="P7">Я оглянулся на Кубу. Тот пожал плечами и Володя Гуревич объявил, что капитаном команды КВН нашей школы буду я.</text:p>
      <text:p text:style-name="P7">У меня загýпало сильнее, но не в носу, а в затылке, как от той публикации в журнале «Пионер».</text:p>
      <text:p text:style-name="P7"/>
      <text:p text:style-name="P8">Спустя месяц команда тринадцатой школы неожиданно для всех выиграла свою первую игру в КВН.</text:p>
      <text:p text:style-name="P8">На конкурсе приветствия мы с Кубой вышли в настоящих фраках и треуголках из костюмерной Клуба КПВРЗ.</text:p>
      <text:p text:style-name="P8">Наполеон (в моём исполнении) принял свою коронную позу — правую руку на грудь, под борт фрака, кулак левой на поясницу. С проникновенной лиричностью, я задумчиво продекламировал крылатую стоку:</text:p>
      <text:p text:style-name="P8">- Москва — как много в этом звуке для сердца...</text:p>
      <text:p text:style-name="P8">Затем, стряхнув поэтическую зачарованность, <text:s/>отрывисто приказал маршалу Мюрату:</text:p>
      <text:p text:style-name="P8">- Москву спалить!</text:p>
      <text:p text:style-name="P8">Куба шмыгнул носом и ответил:</text:p>
      <text:p text:style-name="P8">- Бу зделана!</text:p>
      <text:p text:style-name="P8">Зал покатился со смеху, остальная наша команды вышла в обычной одежде и треуголках из ватмана под звуки закулисного баяна.</text:p>
      <text:p text:style-name="P8">Мы ещё немножко пошутили и выиграли приветствие, а там и всю игру.</text:p>
      <text:p text:style-name="P8">Вот так шутя дошли мы до финальной игры в мае, потому что все уже знали — мы сильная <text:soft-page-break/>команда и если <text:span text:style-name="T4">уж</text:span> нашим шуткам не смеяться, тогда каким же?</text:p>
      <text:p text:style-name="P9">На конкурсах капитанов команд мне достаточно было по бонапартовски поставить руки и жестом дуче Муссолини задрать подбородок вправо и вверх, чтоб зал с готовностью заржал.</text:p>
      <text:p text:style-name="P9">Мне только не нравилось, что сценарий нашего первого победного выхода был списан с телевизора. Мы просто повторили приветствие, с которым пару лет до нас выходила команда КВН на Центральном телевидении.</text:p>
      <text:p text:style-name="P9">Володя Гуревич громко смеялся в ответ и говорил, что победителей не судят.</text:p>
      <text:p text:style-name="P9">И вот финал, и обе команды на сцене, председатель жюри зачитывает в свой микрофон окончательные результаты игры:</text:p>
      <text:p text:style-name="P9">- ...победителем становится команда КВН средней школы номер тринадцать!</text:p>
      <text:p text:style-name="P9">Ещё не веря услышанному, я вместе со всем залом ору «а-а-а!», оборачиваюсь к своим и вижу, что они бегут на меня — и Куба, и Чепа, и Саша Униат из девятого класса, и Саша Родионенко из нашего, и все остальные, и они тоже кричат <text:s/>«а-а-а!»</text:p>
      <text:p text:style-name="P9">А потом вместо них на меня полетел белый свет и синие занавеси. Я не сразу догадался, что ко мне подлетают и отлетают неоновые лампы дневного света на потолке сцены.</text:p>
      <text:p text:style-name="P9">Это меня качали.</text:p>
      <text:p text:style-name="P9">На следующий год мы опять победили, но обошлось без подбрасываний капитана в воздух.</text:p>
      <text:p text:style-name="P9">В десятом классе мы дошли до финала, но уступили престижной одиннадцатой школе.</text:p>
      <text:p text:style-name="P9">В тот раз мы содрали сценарий <text:span text:style-name="T5">у команды в теле-КВН за текущий год.</text:span></text:p>
      <text:p text:style-name="P10">Виденное по телеку было ещё слишком свежо в памяти многих и нас обвинили в наглом плагиате.</text:p>
      <text:p text:style-name="P10"><text:s/>Но это всё ещё в будущем, а пока что я слушал пламенную речь про смену школьных поколений новую кровь и гýпанье из моего носа перемещалось в затылок.</text:p>
      <text:p text:style-name="P10">Я с удивлением думал о мгновенных переменах судьбы: за один и тот же день из растоптанного лыжника — в капитаны, чёрт побери!</text:p>
      <text:p text:style-name="P10">Так что на судьбу мне обижаться не за что.</text:p>
      <text:p text:style-name="P10">Просто с того дня мой безукоризненно римский нос так и остался малость свёрнутым вправо.</text:p>
      <text:p text:style-name="P10"/>
      <text:p text:style-name="P11">Судьба, она же фортуна, прямо не ходит, а движется по синусоиде, как алкаш на поддаче, да плюс к тому ещё и волнообразно: <text:span text:style-name="T6">гребень — впадина, вверх — вниз.</text:span></text:p>
      <text:p text:style-name="P12">Вчера, например, Володя Гуревич с громким смехом вручил мне почтовую открытку, что пришла в школу на моё имя. Послана той девятиклассницей, что участвовала в областной олимпиаде по физике.</text:p>
      <text:p text:style-name="P12">Поздравляет с победой в КВН, а в конце ещё и строку из Маяковского ввернула:</text:p>
      <text:p text:style-name="P12">«желаю тебе светить везде, светить всегда...»</text:p>
      <text:p text:style-name="P12">Не стал я отвечать, то ли смех Володи меня остановил, или стыдно стало, что я без её ведома зелёное пальто на ней расстёгивал.</text:p>
      <text:p text:style-name="P12">А сегодня поехал на Мир, Наташа сказала, что возле дома где летом квас продают из жёлтой бочки на двух колёсах, поставили будочку по заправке ампул для шариковых ручек, одна заправка — десять копеек.</text:p>
      <text:p text:style-name="P12">В книжных магазинах продают отдельные ампулы — короткие и подлиннее, но там дороже.</text:p>
      <text:p text:style-name="P12">На обратном пути стою в трамвае возле кабины водителя, там где изнутри за стеклом большой лист, размером с газету «Правила пользования трамваем в г. Конотопе Сумской области».</text:p>
      <text:p text:style-name="P12">Неужто в других городах другие правила? <text:span text:style-name="T7">И кто-нибудь, кроме меня, читал эти столбцы с подзаголовками?</text:span></text:p>
      <text:p text:style-name="P13">Правила как правильно ездить. Сколько стоит билет. Кому уступать место. А под конец про меры административного наказания и штраф в три рубля за безбилетный проезд.</text:p>
      <text:p text:style-name="P13">Но бумага, хоть и за стеклом, а видно, что толще газетной.</text:p>
      <text:p text:style-name="P13">Кондукторш с сумочками <text:s/>в трамваях больше нет. Вместо билетов теперь талоны, их продаёт водитель через маленькое окошечко в своей двери. Только неудобно оно расположено — слишком низко, хотя сидящей внутри вагоновожатой в самый раз.</text:p>
      <text:p text:style-name="P13"><text:soft-page-break/>На стенах трамвая, между окнами, привинчены коробочки с рычажками. Вставишь купленный талон <text:s/>в прорезь коробочки, дёрнешь рычажок и в талоне твоём куча дырочек, а присмотришься — это цифра. </text:p>
      <text:p text:style-name="P13">Иногда на остановке в трамвай подымаются пара контролёров. Просят предъявить закомпостированный талон. Проверяют правильность цифры — совпадает ли с той, что у них пробилась?</text:p>
      <text:p text:style-name="P13">А то можешь ведь по одному талону месяц ездить.</text:p>
      <text:p text:style-name="P13">Хотя некоторые держат в карманах штук десять пробитых и ездят бесплатно. При проверке достают их целую горсть:</text:p>
      <text:p text:style-name="P14">- А откуда я знаю какой там тот? Шукайте сами.</text:p>
      <text:p text:style-name="P14">Контролёр может и залупиться, если очень уж потёртые — второй месяц в кармане ездят, но чаще махнёт рукой и переходит к следующему пассажиру.</text:p>
      <text:p text:style-name="P14">Под этими правилами я и стоял, хотя места были, но зимой кажется, что стоя теплее.</text:p>
      <text:p text:style-name="P14">На Зеленчаке подсел один парень. Я его знаю, хоть и не по имени. Он из выпускного класса нашей школы. <text:s/>И в Клубе я его пару раз видел.</text:p>
      <text:p text:style-name="P14">Подходит ко мне. Привет. Привет. Ну, чё? Да, ничё. Помолчали.</text:p>
      <text:p text:style-name="P14">И смотрю — он меня зажимать начинает. Справа окно с поручнем, за спиной кабина с Правилами. Он за поручень схватился и зажал меня в углу.</text:p>
      <text:p text:style-name="P14">Я ему: «Харэ! Ты чё?» </text:p>
      <text:p text:style-name="P14">А он только хихикает да глаза жмурит, но не выпускает.</text:p>
      <text:p text:style-name="P14">Я на пассажиров смотрю — их <text:s/>хоть немного, но есть; а они все так уныло-задумчиво в окна уставились. Как будто что-то видно через замёрзшее стекло.</text:p>
      <text:p text:style-name="P14">Вобщем, я еле выкрутился из его захвата и встал на ступеньках и выхода. Пришлось заправляться, а то и куртка и свитер, ну, всё до самого тела задралось.</text:p>
      <text:p text:style-name="P14">Вот же придурок. Да запишись ты в Клубе на секцию классической борьбы и трись там в партере об партнёра.</text:p>
      <text:p text:style-name="P14">Но до чего ж унизительно — прославленный капитан КВН в таком синусоидном провале.</text:p>
      <text:p text:style-name="P14"/>
      <text:p text:style-name="P15">А следующий гребень подкатил в конце апреля на всесоюзной игре «Зарница».</text:p>
      <text:p text:style-name="P15">Номинально, это игра пионерская, но в ней участвуют все старшие классы.</text:p>
      <text:p text:style-name="P15">Меня назначили командиром сводного <text:s text:c="2"/>отряда школы!</text:p>
      <text:p text:style-name="P16">Никаких погонов, никакого раздела на «синих» и зелёных». Но всем быть с рюкзаками, или ранцами с походной амуницией — миска, ложка, нитки и иголка.</text:p>
      <text:p text:style-name="P16">После линейки во дворе школы, где учитель физкультуры, Иван Иванович, проверил содержимое пары рюкзаков, все мы — с шестого по десятый классы — вышли на Богдана Хмельницкого и, миновав Базар, свернули в улицу Будённого. Там мы прошли вдоль парка КПВРЗ и спустились к Болоту с Рощей.</text:p>
      <text:p text:style-name="P16">Над ними стоял туман. Учителя физкультуры, Иван Иванович и Любовь Ивановна, вскрыли конверт с бумагой-схемой дальнейшего продвижения.</text:p>
      <text:p text:style-name="P16">Мы проследовали до железнодорожного моста в высокой насыпи. Кроме магистральных путей под ним проходит и ветка тянущаяся к Мясокомбинату, по которой мы обогнули Рощу слева.</text:p>
      <text:p text:style-name="P16">Туман редел и меж его клубами виднелось кочковатое поле. </text:p>
      <text:p text:style-name="P16">Раздалась команда «В атаку!» и мы побежали по полю крича «ура!»</text:p>
      <text:p text:style-name="P17">Я бежал вперёд, но не чувствовал своего тела, оно словно растворилось в общей атаке и только космы тумана да неровности поля прыгали перед глазами.</text:p>
      <text:p text:style-name="P17">Потом мы остановились, не доходя до Подлипного, на поле с редкими толстыми вязами.</text:p>
      <text:p text:style-name="P17">Туман рассеялся и день стал солнечным.</text:p>
      <text:p text:style-name="P17">От села приехала настоящая полевая кухня цвета хаки. Нас накормили горячим супом,</text:p>
      <text:p text:style-name="P17">Мы вернулись через Рощу в школу и снова построились на линейку.</text:p>
      <text:p text:style-name="P17">Я, как командир, стоял лицом к строю — с шестого по десятый — и какой-то оператор снимал нас стрекочущей кинокамерой.</text:p>
      <text:p text:style-name="P17"><text:soft-page-break/>На следующей неделе Володя Шерудило обидно, но очень смешно показывал в классе, как я стою перед строем, сутуля плечи, а когда камера поворачивается на меня -выпячиваю грудь колесом и тянусь чуть ли не на цыпочки.</text:p>
      <text:p text:style-name="P17"/>
      <text:p text:style-name="P17">Вот иногда думаю, если б не ежедневное таскание воды из колонки в хату — я так и оставался бы <text:span text:style-name="T8">в строю </text:span>четвёртым <text:span text:style-name="T8">от начала</text:span>, или росту добавилось бы?</text:p>
      <text:p text:style-name="P17"/>
      <text:p text:style-name="P18">В ту весну у меня появилась мечта о дальнем странствии и непременно на плоту. <text:s/>Скорее всего меня впечатлил <text:s/>Кон-Тики Тура Хейердала.</text:p>
      <text:p text:style-name="P18">Я поделился мечтой с Чепой и Кубой и они её одобрили, сказали, что хорошо бы.</text:p>
      <text:p text:style-name="P18">Мы даже начали обсуждать детали её исполнения.</text:p>
      <text:p text:style-name="P18">Если плот построить на Сейму и поплыть до впадения его в Десну; и дальше по течению до Днепра, а там можно спуститься и до Чёрного моря!</text:p>
      <text:p text:style-name="P18">И непременно совершить это путешествие до августа, потому что потом Куба уедет поступать в мореходку, а Чепа в горный техникум в Донецке.</text:p>
      <text:p text:style-name="P18">Мечта длилась недели две, а затем начала увядать.</text:p>
      <text:p text:style-name="P18">Всё более неодолимые сложности вставали на пути её осуществления.</text:p>
      <text:p text:style-name="P18">Из чего строить плот? Ну, допустим, как-то договоримся со сторожем в том сосновом лесу на Сейму. Но как доставить брёвна из лесу к реке? Полкилометра волоком? Так нужно ж не одно, не два.</text:p>
      <text:p text:style-name="P18">Потом мне пришла в голову мысль, которая окончательно разнесла мечту вдребезги.</text:p>
      <text:p text:style-name="P18">Я вспомнил, что на Днепре по плану ГОЭРЛО понастроили гидроэлектростанций. А это уже неодолимая преграда.</text:p>
      <text:p text:style-name="P18">Разбирать плот и перетаскивать на ту сторону плотины по брёвнышку?</text:p>
      <text:p text:style-name="P18">Я не стал говорить друзьям, что осуществление ленинской мечты об электрификации перечеркнуло нашу мечту; просто перестал обсуждать её с ними.</text:p>
      <text:p text:style-name="P18">Тем более, что у нас появилась более неотложная задача.</text:p>
      <text:p text:style-name="P18">Володя Гуревич, он же Ильич, объявил, что мы должны сломить гегемонию одиннадцатой школы на городских конкурсах бальных танцев.</text:p>
      <text:p text:style-name="P19">Из двух параллельных восьмых классов на первое занятие кружка <text:s/>собралось пять пар.</text:p>
      <text:p text:style-name="P19">Володя показывал нам движения бального вальса, а потом играл нам его на баяне, чтоб мы танцевали.</text:p>
      <text:p text:style-name="P19">На второе занятие Чепа не пришёл, сказал, что не хочет.</text:p>
      <text:p text:style-name="P19">Мы с Кубой продержались подольше, но скоро кружок распался.</text:p>
      <text:p text:style-name="P19">Какой смысл, если, например, моя партнёрша, Наташа Григоренко, после восьмого переходит в двенадцатую школу с математическим уклоном, откуда легче поступить в институт.</text:p>
      <text:p text:style-name="P19"/>
      <text:p text:style-name="P19">В двадцатых числах мая мы с Кубой поехали на великах на сеймовской пляж открывать сезон купания.</text:p>
      <text:p text:style-name="P19">Оказывается проехать двенадцать километров на велосипеде по ровной тропинке вдоль железнодорожного полотна не так уж и трудное дело.</text:p>
      <text:p text:style-name="P19">Правда на пляже не оказалось ни души, только мы да наши велики на песке. И вода была ещё холодная, но мы всё равно искупались.</text:p>
      <text:p text:style-name="P19">Тут из кустов слетелись комариные полчища, <text:s/>пищат-гудят со всех сторон и так больно жалят, наверно, с отвычки.</text:p>
      <text:p text:style-name="P19">Мы попробовали зарыться в песок, но он тоже холодный, а от комаров не спасает. </text:p>
      <text:p text:style-name="P19">Мы орали как бешеные на пустом пляже, а потом ещё искупнулись и погнали обратно в Конотоп.</text:p>
      <text:p text:style-name="P19">Мы ещё не знали, что жизнь, вобщем-то, складывается из утрат; но чувствовали, что с этого пляжа пути наши расходятся...</text:p>
      <text:p text:style-name="P19"/>
      <text:p text:style-name="P20">Да, в тот год тринадцатая школа стала гегемоном во всём, кроме бальных танцев.</text:p>
      <text:p text:style-name="P20"><text:soft-page-break/>Мы победили даже на соревновании между школами в заключительном этапе всесоюзной игры «Зарница».</text:p>
      <text:p text:style-name="P20">В одно из воскресений команды городских школ, по шесть человек от каждой под присмотром учителей физкультуры, выехали в однодневный поход в лес у реки Сейм.</text:p>
      <text:p text:style-name="P21">Конкурсы были всякие: эстафета <text:span text:style-name="T10">с переносом «пострадавшего»</text:span>, <text:span text:style-name="T10">кто скорее установит</text:span> <text:span text:style-name="T9">двухместную </text:span>палатк<text:span text:style-name="T10">у</text:span>, <text:span text:style-name="T10">кто лучше </text:span>налож<text:span text:style-name="T10">ит</text:span> повяз<text:span text:style-name="T10">ку из </text:span>бинтов.</text:p>
      <text:p text:style-name="P20">Мне достался конкурс на точность глазомера. Судья спрашивал сколько метров во-о-он до того дерева и молча записывал предположенные расстояния.</text:p>
      <text:p text:style-name="P20">Я следил за мимикой его лица.</text:p>
      <text:p text:style-name="P20">Кто-то сказал 20 метров. Судья задрал правую бровь — наверняка перебор. На предположение в 14 метров, рот судьи опустил левый уголок — маловато.</text:p>
      <text:p text:style-name="P20">Я назвал среднее арифметическое — 17 метров и, опросив всех, судья сверился со своими записями и сказал, что у меня глаз — алмаз.</text:p>
      <text:p text:style-name="P20">Но всё решал последний конкурс — у кого скорее вскипит на костре вода в десятилитровом жестяном ведре. Тут уж <text:span text:style-name="T9">никто никому не подсудит и чтение мимики не спасёт.</text:span></text:p>
      <text:p text:style-name="P22">Дан старт и зачиркали спички у кучек хвороста сложенных для костров. Плотный белый дым сменяется трескотливым пламенем — пора подвесить ведро над огнём и подбрасывать ветки в костёр; главное — чтобы были посуше.</text:p>
      <text:p text:style-name="P22">Красные языки пламени мотаются туда-сюда под ветром, лижут жесть ведра, что чернеет от копоти.</text:p>
      <text:p text:style-name="P22">Ветер — сволочь! Вон сколько сколько пламени относит в сторону от ведра.</text:p>
      <text:p text:style-name="P22">Двенадцатая школа пытается управлять огнём — держат в руках одеяло, загораживают свой костёр от ветра.</text:p>
      <text:p text:style-name="P22">А мы?</text:p>
      <text:p text:style-name="P22">Наш учитель физкультуры Иван Иванович, бывший фронтовик и опытный рыбак машет рукой — фигня всё это! Хвороста помельче да посуше! Отсюда подкладывай!</text:p>
      <text:p text:style-name="P22">Ни один учебник не дал мне более чёткого понятия об этапах закипания воды.</text:p>
      <text:p text:style-name="P22">Нагрев, лёгкий парок над водой, образование мелких пузырьков на стенках; они всплывают, <text:span text:style-name="T10">образуя пену</text:span> и, наконец, вода в ведре начинает бугриться и подпрыгивать, от неё валит белый пар.</text:p>
      <text:p text:style-name="P22">Судья останавливает секундомер. Ура! Мы — первые!</text:p>
      <text:p text:style-name="P22">А двенадцатая школа всё ещё стоит вокруг своего ведра, заглядывая на пузырьки на стенках.</text:p>
      <text:p text:style-name="P22">Участники соревнования грузятся в автобусы. Кто хочет — могут остаться на ночёвку в двух <text:span text:style-name="T10">больших шатровых палатках; за ними приедут утром.</text:span></text:p>
      <text:p text:style-name="P23">В начинающихся сумерках я отошёл от поляны с палатками вглубь леса. Он, вобщем-то, такой же как на Объекте, только больше лиственный, чем хвойный.</text:p>
      <text:p text:style-name="P23">Я начал мочиться, оглядываясь по сторонам. И вдруг какая-то часть леса шевельнулась и отделилась от остального. Что происходит?</text:p>
      <text:p text:style-name="P23">Непривычные глазу формы начали складываться во что-то общее...</text:p>
      <text:p text:style-name="P23">О! Так это же лось! Какая громадина! И как близко стоял...</text:p>
      <text:p text:style-name="P23">Я смотрю вслед уходящему меж деревьев великану и думаю — не зря я остался на ночёвку.</text:p>
      <text:p text:style-name="P23">Ночью я пожалел, что остался.</text:p>
      <text:p text:style-name="P23">По неопытности и излишней склонности к разнузданному индивидуализму, я лёг с краю на подстеленное одеяло, под брезентовой стенкой палатки.</text:p>
      <text:p text:style-name="P23">Ночной холод пробудил меня через час и заставил прижиматься спиной к предпоследнему в поисках хоть капли тепла.</text:p>
      <text:p text:style-name="P23">Промаявшись на грани замерзания несколько тёмных часов, я вылез из палатки, когда вокруг начинало сереть.</text:p>
      <text:p text:style-name="P23">Костёр угасший ещё вчера подёрнут седым пеплом, но всё равно перед ним сидят двое из соседней палатки. <text:span text:style-name="T11">Должно быть сдуру, как и я, ложились спать крайними.</text:span></text:p>
      <text:p text:style-name="P24">Автобус за нами не пришёл. Вместо него на поляну въехал «козёл» с брезентовым верхом и нам объяснили, что случилась накладка.</text:p>
      <text:p text:style-name="P24"><text:soft-page-break/>Свёрнутые палатки и девочки поместились в машине, а нам сказали идти в город пешком и там занести в Дом пионеров опорные столбы палаток, что не помещаются в «козла».</text:p>
      <text:p text:style-name="P24">Оказывается двенадцать километров пешком — это очень далеко, тем более, когда ты на пару с кем-то тащишь не слишком-то тяжёлый, но столб покрашенный зелёной краской.</text:p>
      <text:p text:style-name="P24">Двенадцатая школа скоро скрылась из виду со своим столбом, а мы, отстали и редели рядами, потому что кое-кто уходили вперёд и больше ни догнать их, ни увидеть не удалось.</text:p>
      <text:p text:style-name="P24">На окраинную трамвайную остановку <text:span text:style-name="T12">мы добрели втроём — </text:span><text:s/>я, мой одноклассник Саша Скосарь и гладкий, выточенный из сосны, зелёный столб.</text:p>
      <text:p text:style-name="P25">Я помню, что мы устали как собаки, и даже на разговоры <text:s/>не оставалось <text:s/>сил, но это воспоминание не вызывает во мне никаких эмоций, наверное они притуплены неоднократными повторениями такого же состояния по ходу жизни, а вот картина уходящего в сумерки лося, которую я до сих пор могу живо представить, заставляет меня и сейчас умилиться — это же надо как вымахал Бэмби!</text:p>
      <text:p text:style-name="P25"/>
      <text:p text:style-name="P26">Весной отец поменял место работы. Он перешёл из слесарей вагоно-ремонтного цеха КПВРЗ в девятнадцатый цех Конотопского электро-механического завода — КЭМЗ, он же завод «Красный Металлист», тоже слесарем.</text:p>
      <text:p text:style-name="P26">Зарплата слесаря в <text:s/>КЭМЗе была чуть выше. Насколько выше я не знаю, никогда не вникал.</text:p>
      <text:p text:style-name="P26">В конце концов, зарабатывать — это забота родителей, а у меня своих дел по горло — КВН. Клуб, кружки, библиотека. Ну, и вода-керосин, конечно, а если надо сходить в Нежинский магазин, скажите Наташке, или Сашку пошлите.</text:p>
      <text:p text:style-name="P26">Помимо кэмзовской зарплаты, отец ещё подрабатывал ремонтом телевизоров, от которых даже мастера из телеателье отказывались.</text:p>
      <text:p text:style-name="P26">Раза два в месяц соберёт после работы свою пузатую <text:s/>дамскую сумку из зелёного кожзаменителя с тестером мультиметром, паяльником, запасом деталей и прочей оснасткой и уйдёт до поздней ночи.</text:p>
      <text:p text:style-name="P26">Потом приходит — <text:s/>подвеселелый, с троячкой заработка. На выговоры мамы — резонный ответ: «а ты меня поила?»</text:p>
      <text:p text:style-name="P26">Иногда процедура затягивалась на два вечера. В первый отец возвращался домой трезвым, без трёхрублёвки и без своей сумки — она оставлена у клиента до окончания ремонта.</text:p>
      <text:p text:style-name="P26">Особо сложные случаи привозили нам на хату.</text:p>
      <text:p text:style-name="P26">Отец ставил <text:span text:style-name="T13">сдохший телевизор на столе, под единственным окном комнаты, снимал с него коробку, <text:s/>что отправлялась на шифоньер, оставляя лишь нутро из электронной трубки и скелета панелей с электролампами.</text:span></text:p>
      <text:p text:style-name="P27">Он переворачивал его и так, и эдак, приговаривая:</text:p>
      <text:p text:style-name="P27">- Ну, чего ж ты хочешь-то, а? Родной?</text:p>
      <text:p text:style-name="P27">Среди ночи я просыпался от резкого шипенья — отец, при свете настольной лампы, добился, чтоб по экрану забегали полосы развёртки:</text:p>
      <text:p text:style-name="P27">- Так вот чего ты не стреляла? Не заряжена была!</text:p>
      <text:p text:style-name="P27">Потом мы пару дней смотрели отремонтированный телевизор — у него экран пошире, чем у нашего — пока не заберёт владелец, уж было поставивший на своём телике крест.</text:p>
      <text:p text:style-name="P27">Всё-таки, не зря отец мой делал подшивки из журнала «Радио».</text:p>
      <text:p text:style-name="P27"/>
      <text:p text:style-name="P27">Мама тоже хотела поменять работу, но никак не получалось найти другую.</text:p>
      <text:p text:style-name="P27">Отец и ей помог устроиться в КЭМЗ. Отремонтировал безнадёжный телевизор начальнику отдела кадров, а когда тот заговорил о плате, отец сказал, что денег не хочет, а пусть примут на завод его жену.</text:p>
      <text:p text:style-name="P27">Отдел кадров ответил:</text:p>
      <text:p text:style-name="P27">- Приводи.</text:p>
      <text:p text:style-name="P27">Мама сперва не поверила — за полгода до этого тот же начальник наотрез говорил, что рабочих мест нет.</text:p>
      <text:p text:style-name="P27">Когда родители пришли вдвоём, начальник предложил маме пойти в прессовщицы: работа <text:soft-page-break/>сдельная, зарплата от выработки — ниже ста рублей они не получают.</text:p>
      <text:p text:style-name="P27">Когда мама вышла в другую комнату писать заявление, начальник засмеялся и сказал отцу, что он её помнит, но тогда подумал, будто она беременная.</text:p>
      <text:p text:style-name="P27">Беременных на работу брать ему не позволяется — месяц поработает, а потом плати ей целый год декретные. Его за это по головке не погладят. </text:p>
      <text:p text:style-name="P27">А это оказывается у неё просто комплекция такая.</text:p>
      <text:p text:style-name="P28">Так мама стала прессовщицей — засыпала спецпорошки в формы деталей и включала нагревательный пресс. Она работала в две смены; неделю в первую: с восьми до пяти; неделю во вторую: с пяти до полпервого — перерыв укорóчен.</text:p>
      <text:p text:style-name="P28">Летом от пресса адская жара, да и формы тяжёлые — пойди поворочай.</text:p>
      <text:p text:style-name="P28">После полуночи трамваи ходят очень редко — пока дождёшься, чтоб доехать от КЭМЗа до Переезда.</text:p>
      <text:p text:style-name="P28">Но самое страшное, когда приходится прессовать детали из стекловаты. Она пробивается сквозь рабочий халат, а потом — зуд по всему телу. Даже душ после работы не спасает.</text:p>
      <text:p text:style-name="P28">Зато в нашей хате и во дворе появилась масса всяческих коробочек и финтифлюшек из пластмассы разного цвета. Мама приносила с работы бракованные детали, которые не доварились в форме под прессом, или повреждены при вытаскивании.</text:p>
      <text:p text:style-name="P28">Вот тут уголок откололся — но какая модерновая получилась пепельницы!</text:p>
      <text:p text:style-name="P28">И у Жульки симпатичная ребристая ванночка для питьевой воды.</text:p>
      <text:p text:style-name="P28">Всё потому, что продукция «Красного Металлиста» — это шахтное электрооборудование и всякие агрегаты и системы безопасности для горнодобывающей промышленности.</text:p>
      <text:p text:style-name="P28"/>
      <text:p text:style-name="P28">- <text:span text:style-name="T14">Мама,- спросил я, должно быть под впечатлением от какого-то автора-нигилиста,- В чём у тебя смысл жизни? Ты зачем вообще живёшь?</text:span></text:p>
      <text:p text:style-name="P30">- Зачем?- ответила мама. - Чтобы увидеть как вы повырастаете, как счастливыми станете.</text:p>
      <text:p text:style-name="P30">Я заткнулся, потому что иногда у меня всё-таки хватает ума не умничать.</text:p>
      <text:p text:style-name="P30"/>
      <text:p text:style-name="P30">Перемены происходили не только у нас, но и во всей хате.</text:p>
      <text:p text:style-name="P30">Одна из сестёр-бабулек с Дузенкиной половины вернулась в своё село, а вторая переехала к своей дочке, где-то в пятиэтажках на Зеленчаке, чтобы сдавать свою часть хаты квартирантам.</text:p>
      <text:p text:style-name="P30">Туда въехала мать одиночка Анна Саенко с дочерью Валентиной.</text:p>
      <text:p text:style-name="P30">Валентина была на год старше меня, но с виду — наоборот — такая маленькая, рыжая, правда, с длинным носом.</text:p>
      <text:p text:style-name="P30">Вечерами она выходила поиграть с нами — моими младшими и мной — в карты на широкой скамейке под своим окном у крыльца. Очень даже удобная скамейка — можно опереться спиной на мазанную стену хаты в такой давней побелке, что не оставляет следов.</text:p>
      <text:p text:style-name="P30">Во время игры, пользуясь сумерками, я иногда прикасался плечом к плечу Валентины.</text:p>
      <text:p text:style-name="P30">Такое мягонькое. И всё начинало плыть.</text:p>
      <text:p text:style-name="P31">Она отстранялась, но иногда и не сразу, отчего пульс во мне учащался и жарчел.</text:p>
      <text:p text:style-name="P31">Но потом она перестала выходить, Наверно, я чересчур вжимался в её плечо.</text:p>
      <text:p text:style-name="P31"/>
      <text:p text:style-name="P31">Родители выкупили у Дузенкинового зятя один из их двух сараев — самый крайний, с односкатной крышей. Когда-то там был хлев обмазанный для тепла глиной в смеси с навозом.</text:p>
      <text:p text:style-name="P31">Отец поменял в нём крышу; вместо руберойда покрыл жестью, не новой, конечно, но всё же.</text:p>
      <text:p text:style-name="P31">Глядя как ловко он стучит киянкой, сшивая в замок листы жести, загибая на них гребешки, я удивлялся откуда он всё это умеет, и откуда у него инструменты на все случаи жизни. Хотя бы ножницы для резки жести, например. Ведь в магазинах ничего такого не продаётся.</text:p>
      <text:p text:style-name="P31">Вон и Чепа, если что-то нужно сразу сюда:</text:p>
      <text:p text:style-name="P31">- Дядь Коля, дайте дрель.</text:p>
      <text:p text:style-name="P31">- Дядь Коля, натфель надо.</text:p>
      <text:p text:style-name="P31"><text:soft-page-break/>В стене напротив двери отец вставил остеклённую раму с петлями, как на веранде.</text:p>
      <text:p text:style-name="P31">Проводку проложил из нашего сарая, они ведь через стенку.</text:p>
      <text:p text:style-name="P31">Дядя Толик у себя на работе выписал списанные ящики от вертолётных запчастей, потому что в рембазе ремонтируют вертолёты. Получились щиты для пола.</text:p>
      <text:p text:style-name="P31">Теперь в маленьком сарае отцова мастерская с тисками и всем, что нужно. А под той стеной, где не распрямиться во весь рост из-за ската крыши, стоит дяди Толикина «Ява».</text:p>
      <text:p text:style-name="P31">Большой сарай попросторнел и под его двускатной крышей сложили длинные доски от разобранных ящиков.</text:p>
      <text:p text:style-name="P32">На доски положены дверные створки, что были в хате между кухней и комнатой, <text:s/>но сняты на лето. Закрывать их не получается — дышать нечем, а место занимают.</text:p>
      <text:p text:style-name="P32">На створки постелен матрас и теперь это моя летняя дача.</text:p>
      <text:p text:style-name="P32">Постель получилась на высоте второй полки вагонного купе, но пошире. Рядом на стене отец закрепил раздвижную лампу в жестяном абажурчике — ночью читай сколько влезет.</text:p>
      <text:p text:style-name="P32">Ещё я забрал сюда маленький приёмник «Меридиан». Его отдал отцу кто-то из клиентов в благодарность за ремонт телевизора. <text:s/>Приёмник, конечно, совсем не работал, но за пару недель отец достал нужные детали и теперь у меня дача — лучше не бывает.</text:p>
      <text:p text:style-name="P32">Хочешь — читай, хочешь — радио слушай. И главное никто не скажет «свет туши», или «да выключи ты уже эту шарманку!»</text:p>
      <text:p text:style-name="P32">Лежу тут один, конус света на раскрытой книге. Только собаки на огородах лают. Одна начнёт, другая продолжит. <text:s/>Наш Жулька в их перекличке почти не участвует — старый уже.</text:p>
      <text:p text:style-name="P32">Вот интересно что выйдет, если сложить сложить вместе весь собачий лай, пусть даже который не слышишь? Например, у нас на Посёлке затихли, а в Подлипном завелись лаять, и так далее — в соседних областях и странах. Наверно получится, что на Земле никогда не смолкает собачий лай. Тоже мне, планета людей называется.</text:p>
      <text:p text:style-name="P32">А приёмник лучше включать ночью. </text:p>
      <text:p text:style-name="P33">Во-первых, постоянно передают «Концерт после полуночи», а там не только Георг Отс, но и Дин Рид бывает. Потом, с часу до двух, «Для тех, кто в море» <text:span text:style-name="T15">— </text:span>морякам торгового флота и рыболовецких траулеров. Там вообще такие рокэнролы врубают — закачаешься. Ну, понятно, они же в загранку ходят, им одной Людмилы Зыкиной уже мало. А где-то с четырёх и почти до шести джаз играет — рояль, контрабас и ударник, но какую музыку делают! Прослушайте этюд «Весеннее настроение», пожалуйста, и такое сбацают <text:span text:style-name="T15">— </text:span>улёт! Ну, а в шесть передают гимн Советского Союза и пошёл обычный «Маяк».</text:p>
      <text:p text:style-name="P33">Один раз я так и не заснул всю ночь.</text:p>
      <text:p text:style-name="P33">Потому что, когда начало светать, съездил на велике на Болото. Привёз охапку сена из тамошних стогов для наших двух кроликов.</text:p>
      <text:p text:style-name="P33">Кроликов Чепа дал, он их много держит — пять клеток, так отец велел заготовить нашим корма.</text:p>
      <text:p text:style-name="P33">А потом я подумал — день уже начался, интересно: сколько смогу продержаться без сна?</text:p>
      <text:p text:style-name="P33">Где-то к полудню, когда играл в шахматы с Серегой Чаном <text:s/>у них на крыльце, на Гоголя, рядом с колонкой, <text:s/>чувствую, что звуки разговора как-то очень издалека доходят и толком не врубаюсь что мне говорят.</text:p>
      <text:p text:style-name="P33">Вобщем, вернулся к себе на дачную полку и — заснул.</text:p>
      <text:p text:style-name="P33">А когда встал — светло, пошёл в хату — на ходиках пять часов, но в календаре уже другой день.</text:p>
      <text:p text:style-name="P33">Я проспал больше суток?</text:p>
      <text:p text:style-name="P33">Все смеются, говорят:</text:p>
      <text:p text:style-name="P33">- Да! Здоров ты спать!</text:p>
      <text:p text:style-name="P33">Потом оказалось, что дядя Толик придумал оторвать листок календаря.</text:p>
      <text:p text:style-name="P33">Вобщем, кролики у нас тоже совсем недолго продержались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4-11T09:34:56.004087110</dc:date>
    <dc:creator>sehrguey </dc:creator>
    <meta:editing-duration>PT1H31M31S</meta:editing-duration>
    <meta:editing-cycles>10</meta:editing-cycles>
    <meta:generator>LibreOffice/4.3.3.2$Linux_x86 LibreOffice_project/430m0$Build-2</meta:generator>
    <meta:document-statistic meta:table-count="0" meta:image-count="0" meta:object-count="0" meta:page-count="9" meta:paragraph-count="256" meta:word-count="4613" meta:character-count="29058" meta:non-whitespace-character-count="24571"/>
  </office:meta>
</office:document-meta>
</file>